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left="0cm" fo:margin-right="-1.005cm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-3.133cm" fo:line-height="100%" fo:text-align="start" style:justify-single-word="false" fo:text-indent="0cm" style:auto-text-indent="false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5pt" fo:font-weight="bold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Heading_20_2">
      <style:paragraph-properties fo:line-height="100%" fo:text-align="start" style:justify-single-word="false"/>
    </style:style>
    <style:style style:name="T1" style:family="text">
      <style:text-properties style:use-window-font-color="true" style:font-name="Calibri1" fo:font-size="15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5pt" fo:font-weight="bold" fo:background-color="transparent" style:font-name-asian="Calibri1" style:font-name-complex="Calibri1"/>
    </style:style>
    <style:style style:name="T3" style:family="text">
      <style:text-properties style:use-window-font-color="true" style:font-name="Calibri1" fo:font-size="15pt" fo:font-weight="normal" fo:background-color="transparent" style:font-name-asian="Calibri1" style:font-name-complex="Calibri1"/>
    </style:style>
    <style:style style:name="T4" style:family="text">
      <style:text-properties style:use-window-font-color="true" style:font-name="Calibri1" fo:font-size="15pt" fo:background-color="transparent" style:font-name-asian="Calibri1" style:font-name-complex="Calibri1"/>
    </style:style>
    <style:style style:name="T5" style:family="text">
      <style:text-properties style:use-window-font-color="true" style:font-name="Calibri1" fo:font-size="20pt" fo:font-weight="normal" fo:background-color="#00ccff" style:font-name-asian="Calibri1" style:font-name-complex="Calibri1"/>
    </style:style>
    <style:style style:name="T6" style:family="text">
      <style:text-properties style:use-window-font-color="true" style:font-name="Calibri1" fo:font-size="20pt" fo:font-weight="normal" fo:background-color="transparent" style:font-name-asian="Calibri1" style:font-name-complex="Calibri1"/>
    </style:style>
    <style:style style:name="T7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8" style:family="text">
      <style:text-properties style:use-window-font-color="true" style:font-name="Times New Roman" fo:font-size="20pt" fo:font-weight="normal" fo:background-color="#00ccff" style:font-name-asian="Times New Roman" style:font-name-complex="Times New Roman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<text:span text:style-name="Strong_20_Emphasis"><text:span text:style-name="T4">Dimitri Luc</text:span></text:span></text:h>
      <text:p text:style-name="Text_20_body"><text:span text:style-name="Strong_20_Emphasis">Développeur Front-End Junior React</text:span></text:p>
      <text:p text:style-name="Text_20_body"><text:s/>Commercy, France<text:line-break/> 06 75 41 77 06<text:line-break/><text:span text:style-name="Emphasis">Lucdimitri31@gmail.com</text:span><text:line-break/> GitHub : github.com/Drakengard31<text:line-break/>Portfolio : <text:a xlink:type="simple" xlink:href="https://portfolio-7p4v.vercel.app/" text:style-name="Internet_20_link" text:visited-style-name="Visited_20_Internet_20_Link">portfolio</text:a> </text:p>
      <text:h text:style-name="Heading_20_2" text:outline-level="2"><text:span text:style-name="Strong_20_Emphasis"><text:span text:style-name="T10">Profil</text:span></text:span></text:h>
      <text:p text:style-name="Text_20_body">Développeur Front-End junior spécialisé en <text:span text:style-name="Strong_20_Emphasis">React</text:span>, récemment diplômé de la formation Développeur Web d’OpenClassrooms.<text:line-break/>Solide compréhension de <text:span text:style-name="Strong_20_Emphasis">JavaScript</text:span>, du <text:span text:style-name="Strong_20_Emphasis">routage avec React Router</text:span> et de l’intégration <text:span text:style-name="Strong_20_Emphasis">responsive mobile-first</text:span>.<text:line-break/>Habitué au travail par projets, à la résolution de bugs et à l’utilisation de Git.<text:line-break/>À la recherche d’un <text:span text:style-name="Strong_20_Emphasis">premier poste en tant que développeur front-end junior React</text:span>.</text:p>
      <text:h text:style-name="Heading_20_2" text:outline-level="2"><text:span text:style-name="Strong_20_Emphasis"><text:span text:style-name="T10">Compétences techniques</text:span></text:span></text:h>
      <text:h text:style-name="Heading_20_3" text:outline-level="3">Front-End</text:h>
      <text:list xml:id="list4059014028096097802" text:style-name="L1">
        <text:list-item>
          <text:p text:style-name="P8">HTML5, CSS3, SCSS (mobile-first, responsive)</text:p>
        </text:list-item>
        <text:list-item>
          <text:p text:style-name="P8">JavaScript (ES6+)</text:p>
        </text:list-item>
        <text:list-item>
          <text:p text:style-name="P8">React</text:p>
        </text:list-item>
        <text:list-item>
          <text:p text:style-name="P8">React Router</text:p>
        </text:list-item>
        <text:list-item>
          <text:p text:style-name="P8">Vite</text:p>
        </text:list-item>
      </text:list>
      <text:h text:style-name="Heading_20_3" text:outline-level="3">Outils &amp; Méthodes</text:h>
      <text:list xml:id="list1913979440220495234" text:style-name="L2">
        <text:list-item>
          <text:p text:style-name="P9">Git &amp; GitHub</text:p>
        </text:list-item>
        <text:list-item>
          <text:p text:style-name="P9">Intégration de maquettes Figma</text:p>
        </text:list-item>
        <text:list-item>
          <text:p text:style-name="P9">Méthodologie projet (Kanban, découpage fonctionnel)</text:p>
        </text:list-item>
        <text:list-item>
          <text:p text:style-name="P9">Bonnes pratiques front-end &amp; accessibilité</text:p>
        </text:list-item>
      </text:list>
      <text:h text:style-name="Heading_20_2" text:outline-level="2"><text:soft-page-break/><text:span text:style-name="Strong_20_Emphasis"><text:span text:style-name="T10">Projets – Formation OpenClassrooms</text:span></text:span></text:h>
      <text:h text:style-name="Heading_20_3" text:outline-level="3"><text:span text:style-name="Strong_20_Emphasis"><text:span text:style-name="T9">Kasa – Application React</text:span></text:span></text:h>
      <text:list xml:id="list3938289983534501251" text:style-name="L3">
        <text:list-item>
          <text:p text:style-name="P10">Développement d’une application web avec <text:span text:style-name="Strong_20_Emphasis">React</text:span></text:p>
        </text:list-item>
        <text:list-item>
          <text:p text:style-name="P10">Mise en place du routage dynamique avec <text:span text:style-name="Strong_20_Emphasis">React Router</text:span></text:p>
        </text:list-item>
        <text:list-item>
          <text:p text:style-name="P10">Structuration de l’application en composants réutilisables</text:p>
        </text:list-item>
        <text:list-item>
          <text:p text:style-name="P10">Respect strict des contraintes techniques et fonctionnelles</text:p>
        </text:list-item>
        <text:list-item>
          <text:p text:style-name="P10">Gestion du projet avec GitHub</text:p>
        </text:list-item>
      </text:list>
      <text:h text:style-name="Heading_20_3" text:outline-level="3"><text:span text:style-name="Strong_20_Emphasis"><text:span text:style-name="T9">OhMyFood – Intégration Front-End</text:span></text:span></text:h>
      <text:list xml:id="list9175472206913370793" text:style-name="L4">
        <text:list-item>
          <text:p text:style-name="P11">Intégration <text:span text:style-name="Strong_20_Emphasis">mobile-first</text:span> à partir de maquettes Figma</text:p>
        </text:list-item>
        <text:list-item>
          <text:p text:style-name="P11">Utilisation de <text:span text:style-name="Strong_20_Emphasis">SCSS</text:span> et animations CSS</text:p>
        </text:list-item>
        <text:list-item>
          <text:p text:style-name="P11">Responsive design mobile, tablette et desktop</text:p>
        </text:list-item>
        <text:list-item>
          <text:p text:style-name="P11">Optimisation de l’interface utilisateur</text:p>
        </text:list-item>
      </text:list>
      <text:h text:style-name="Heading_20_3" text:outline-level="3"><text:span text:style-name="Strong_20_Emphasis">Booki – Site vitrine</text:span></text:h>
      <text:list xml:id="list4950887724134067541" text:style-name="L5">
        <text:list-item>
          <text:p text:style-name="P12">Intégration HTML/CSS fidèle à la maquette fournie</text:p>
        </text:list-item>
        <text:list-item>
          <text:p text:style-name="P12">Mise en page responsive</text:p>
        </text:list-item>
        <text:list-item>
          <text:p text:style-name="P12">Structuration claire du code et respect des bonnes pratiques</text:p>
        </text:list-item>
      </text:list>
      <text:h text:style-name="Heading_20_2" text:outline-level="2"><text:span text:style-name="Strong_20_Emphasis"><text:span text:style-name="T10">Expérience professionnelle</text:span></text:span></text:h>
      <text:h text:style-name="Heading_20_3" text:outline-level="3"><text:span text:style-name="Strong_20_Emphasis"><text:span text:style-name="T9">Équipier polyvalent – McDonald’s, Commercy</text:span></text:span></text:h>
      <text:p text:style-name="Text_20_body"><text:span text:style-name="Strong_20_Emphasis">2019 – 2025</text:span></text:p>
      <text:list xml:id="list4106415284071764653" text:style-name="L6">
        <text:list-item>
          <text:p text:style-name="P13">Travail en équipe dans un environnement dynamique</text:p>
        </text:list-item>
        <text:list-item>
          <text:p text:style-name="P13">Organisation, rigueur et respect des procédures</text:p>
        </text:list-item>
        <text:list-item>
          <text:p text:style-name="P13">Gestion des priorités et prise de responsabilités</text:p>
        </text:list-item>
        <text:list-item>
          <text:p text:style-name="P13">Développement de compétences transférables : autonomie, communication, fiabilité</text:p>
        </text:list-item>
      </text:list>
      <text:h text:style-name="Heading_20_2" text:outline-level="2"><text:soft-page-break/><text:span text:style-name="Strong_20_Emphasis">Formation</text:span></text:h>
      <text:h text:style-name="Heading_20_3" text:outline-level="3"><text:span text:style-name="Strong_20_Emphasis">Développeur Web – OpenClassrooms</text:span></text:h>
      <text:p text:style-name="Text_20_body">2024 – 2025<text:line-break/>Formation integrateur web 2024 <text:s/>a 2025 </text:p>
      <text:h text:style-name="Heading_20_3" text:outline-level="3"><text:span text:style-name="Strong_20_Emphasis">CAP ATMFC – Lycée Henry Vogt, Commercy</text:span></text:h>
      <text:p text:style-name="Text_20_body">2018</text:p>
      <text:p text:style-name="P1"><text:span text:style-name="T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1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12-28T14:17:14.47</dc:date>
    <meta:editing-duration>PT1H23M3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3" meta:paragraph-count="45" meta:word-count="288" meta:character-count="1943"/>
  </office:meta>
</office:document-meta>
</file>